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4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cę być...</text:span><text:span text:style-name="T1"><text:line-break/></text:span><text:span text:style-name="T2">ppp</text:span><text:span text:style-name="T1"><text:line-break/></text:span><text:span text:style-name="T1">Twoim ziarnem,</text:span><text:span text:style-name="T1"><text:line-break/></text:span><text:span text:style-name="T2">ppp</text:span><text:span text:style-name="T1"><text:line-break/></text:span><text:span text:style-name="T1">abyś mnie starł</text:span><text:span text:style-name="T1"><text:line-break/></text:span><text:span text:style-name="T2">ppp</text:span><text:span text:style-name="T1"><text:line-break/></text:span><text:span text:style-name="T1">Chcę być Twoim chlebem</text:span><text:span text:style-name="T1"><text:line-break/></text:span><text:span text:style-name="T3">ppp</text:span><text:span text:style-name="T1"><text:line-break/></text:span><text:span text:style-name="T1">abyś łamał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Chcę być </text:span><text:span text:style-name="T1">winnym gronem</text:span><text:span text:style-name="T1"><text:line-break/></text:span><text:span text:style-name="T2">ppp</text:span><text:span text:style-name="T1"><text:line-break/></text:span><text:span text:style-name="T1">abyś mnie wytłoczył</text:span><text:span text:style-name="T1"><text:line-break/></text:span><text:span text:style-name="T2">ppp</text:span><text:span text:style-name="T1"><text:line-break/></text:span><text:span text:style-name="T1">Chcę być Twą oliwką</text:span><text:span text:style-name="T1"><text:line-break/></text:span><text:span text:style-name="T2">ppp</text:span><text:span text:style-name="T1"><text:line-break/></text:span><text:span text:style-name="T1">abyś zmiażdżył mnie</text:span><text:span text:style-name="T1"><text:line-break/></text:span><text:span text:style-name="T2">ppp</text:span><text:span text:style-name="T1"><text:line-break/></text:span><text:span text:style-name="T4">Im ja będę mniejszy</text:span><text:span text:style-name="T4"><text:line-break/></text:span><text:span text:style-name="T2">ppp</text:span><text:span text:style-name="T4"><text:line-break/></text:span><text:span text:style-name="T4">Ty będziesz większy</text:span><text:span text:style-name="T4"><text:line-break/></text:span><text:span text:style-name="T2">ppp</text:span><text:span text:style-name="T4"><text:line-break/></text:span><text:span text:style-name="T4">Taki mały będę kochał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Gdy ja będę niczym</text:span><text:span text:style-name="T1"><text:line-break/></text:span><text:span text:style-name="T2">ppp</text:span><text:span text:style-name="T1"><text:line-break/></text:span><text:span text:style-name="T1">Ty będziesz wszystkim</text:span><text:span text:style-name="T1"><text:line-break/></text:span><text:span text:style-name="T2">ppp</text:span><text:span text:style-name="T1"><text:line-break/></text:span><text:span text:style-name="T1">Chcę miłością stać się</text:span><text:span text:style-name="T1"><text:line-break/></text:span><text:span text:style-name="T2">ppp</text:span><text:span text:style-name="T1"><text:line-break/></text:span><text:span text:style-name="T1">w Twoim sercu</text:span><text:span text:style-name="T1"><text:line-break/></text:span><text:span text:style-name="T2">ppp</text:span><text:span text:style-name="T1"><text:line-break/></text:span><text:span text:style-name="T4">Odpocznij we mnie</text:span><text:span text:style-name="T4"><text:line-break/></text:span><text:span text:style-name="T2">ppp</text:span><text:span text:style-name="T4"><text:line-break/></text:span><text:span text:style-name="T4">umiłowany mój</text:span><text:span text:style-name="T4"><text:line-break/></text:span><text:span text:style-name="T2">ppp</text:span><text:span text:style-name="T4"><text:line-break/></text:span><text:span text:style-name="T4">Moja miłości, moje wszyst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.047cm" svg:height="21.407cm" svg:x="-0.001cm" svg:y="-0.24cm" presentation:class="title" presentation:user-transformed="true">
          <draw:text-box>
            <text:p text:style-name="P1"><text:span text:style-name="T1">Odpocznij we mnie,</text:span><text:span text:style-name="T1"><text:line-break/></text:span><text:span text:style-name="T2">ppp</text:span><text:span text:style-name="T1"><text:line-break/></text:span><text:span text:style-name="T1">mój ukochany</text:span><text:span text:style-name="T1"><text:line-break/></text:span><text:span text:style-name="T2">ppp</text:span><text:span text:style-name="T1"><text:line-break/></text:span><text:span text:style-name="T1">Wejdę </text:span><text:span text:style-name="T1">w zmartwychwstanie</text:span><text:span text:style-name="T1"><text:line-break/></text:span><text:span text:style-name="T2">ppp</text:span><text:span text:style-name="T1"><text:line-break/></text:span><text:span text:style-name="T1">nie spostrzegłszy śmier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5:07:14</meta:creation-date>
    <dc:creator>Rafał Talacha</dc:creator>
    <dc:date>2008-12-26T20:57:35</dc:date>
    <dc:language>pl-PL</dc:language>
    <meta:editing-cycles>5</meta:editing-cycles>
    <meta:editing-duration>PT7M28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